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Market Research for IT Web Hosting Company in Downham Market, UK</text:span></text:h>
      <text:p text:style-name="Horizontal_20_Line"/>
      <text:h text:style-name="Heading_20_4" text:outline-level="4"><text:span text:style-name="Strong_20_Emphasis">1. Overview of the Web Hosting Industry in the UK</text:span></text:h>
      <text:p text:style-name="Text_20_body">The web hosting industry in the UK is a thriving market, with increasing demand from businesses, startups, and entrepreneurs seeking online solutions. According to industry reports, the UK is one of the largest markets for web hosting services in Europe. The demand is driven by businesses transitioning to digital platforms, eCommerce growth, and the increasing reliance on cloud-based services.</text:p>
      <text:p text:style-name="Text_20_body">Key trends in the UK web hosting market:</text:p>
      <text:list text:style-name="L1">
        <text:list-item>
          <text:p text:style-name="P1"><text:span text:style-name="Strong_20_Emphasis">Growth of Small &amp; Medium-Sized Enterprises (SMEs)</text:span>: SMEs are increasingly adopting digital platforms, which drives demand for hosting services.</text:p>
        </text:list-item>
        <text:list-item>
          <text:p text:style-name="P1"><text:span text:style-name="Strong_20_Emphasis">Cloud Hosting Growth</text:span>: Cloud hosting is growing rapidly, as businesses require scalable solutions.</text:p>
        </text:list-item>
        <text:list-item>
          <text:p text:style-name="P1"><text:span text:style-name="Strong_20_Emphasis">Focus on Security</text:span>: There is a growing concern about cyber threats, which drives the demand for secure and reliable hosting services.</text:p>
        </text:list-item>
        <text:list-item>
          <text:p text:style-name="P1"><text:span text:style-name="Strong_20_Emphasis">Environmental Sustainability</text:span>: Hosting companies are being pressured to offer environmentally friendly solutions, such as using renewable energy for data centers.</text:p>
        </text:list-item>
      </text:list>
      <text:p text:style-name="Horizontal_20_Line"/>
      <text:h text:style-name="Heading_20_4" text:outline-level="4"><text:span text:style-name="Strong_20_Emphasis">2. Demand for Web Hosting Services in Downham Market</text:span></text:h>
      <text:p text:style-name="Text_20_body">Downham Market is a small market town located in Norfolk, UK, with a population of approximately 10,000 people. The demand for web hosting services in Downham Market is influenced by several factors:</text:p>
      <text:list text:style-name="L2">
        <text:list-item>
          <text:p text:style-name="P2"><text:span text:style-name="Strong_20_Emphasis">Local Businesses</text:span>: Many small businesses in Downham Market are likely to need websites for marketing purposes. These could include local shops, cafes, service providers, and tradespeople. As these businesses move online, they will require hosting services, making them potential customers.</text:p>
        </text:list-item>
        <text:list-item>
          <text:p text:style-name="P2"><text:span text:style-name="Strong_20_Emphasis">Startups &amp; Entrepreneurs</text:span>: Downham Market and its surrounding areas have an increasing number of small startups and entrepreneurs, particularly in sectors like agriculture, retail, and services. These businesses will require web hosting services to establish their online presence.</text:p>
        </text:list-item>
        <text:list-item>
          <text:p text:style-name="P2"><text:span text:style-name="Strong_20_Emphasis">Local Government and Community Organizations</text:span>: Nonprofits, local government agencies, and community organizations may need affordable, reliable hosting solutions for informational websites and community engagement platforms.</text:p>
        </text:list-item>
        <text:list-item>
          <text:p text:style-name="P2"><text:span text:style-name="Strong_20_Emphasis">Ecommerce Growth</text:span>: The shift toward eCommerce has increased in all parts of the UK, and Downham Market is no exception. Local retailers looking to expand online will require hosting services for their eCommerce platforms.</text:p>
        </text:list-item>
        <text:list-item>
          <text:p text:style-name="P2"><text:span text:style-name="Strong_20_Emphasis">Demand for Maintenance and Support Services</text:span>: Ongoing support and website maintenance are in demand from local businesses that do not have in-house IT teams.</text:p>
        </text:list-item>
      </text:list>
      <text:p text:style-name="Text_20_body"><text:soft-page-break/>While Downham Market may not have as large a population as major UK cities, the demand for web hosting services will be driven by local businesses, startups, and the ongoing digital transformation of small companies. The key is to offer affordable, reliable, and locally tailored solutions that cater to the specific needs of these customers.</text:p>
      <text:p text:style-name="Horizontal_20_Line"/>
      <text:h text:style-name="Heading_20_4" text:outline-level="4"><text:span text:style-name="Strong_20_Emphasis">3. Competitors Analysis</text:span></text:h>
      <text:p text:style-name="Text_20_body">In Downham Market, the web hosting landscape may not be as competitive as it is in larger cities like London or Norwich, but there are still a number of players that could pose competition. Competitors in the area include both national and regional hosting companies, as well as larger international hosting providers that offer services to UK clients.</text:p>
      <text:p text:style-name="Text_20_body"><text:span text:style-name="Strong_20_Emphasis">Local Competitors:</text:span></text:p>
      <text:list text:style-name="L3">
        <text:list-item>
          <text:p text:style-name="P3"><text:span text:style-name="Strong_20_Emphasis">Downham Market Web Designers and Developers</text:span>: There may be a number of small web design and development agencies based in the area that offer web hosting services as part of their package. These competitors may have close relationships with local businesses, making them attractive to potential clients.</text:p>
        </text:list-item>
        <text:list-item>
          <text:p text:style-name="P3"><text:span text:style-name="Strong_20_Emphasis">Freelancers &amp; Independent Contractors</text:span>: Freelance web designers and developers in the Downham Market area may also offer web hosting as an add-on service. However, these competitors may lack the infrastructure or resources to offer comprehensive hosting and maintenance solutions.</text:p>
        </text:list-item>
      </text:list>
      <text:p text:style-name="Text_20_body"><text:span text:style-name="Strong_20_Emphasis">National Competitors:</text:span></text:p>
      <text:list text:style-name="L4">
        <text:list-item>
          <text:p text:style-name="P4"><text:span text:style-name="Strong_20_Emphasis">123 Reg</text:span>: A well-known UK-based hosting provider that offers affordable shared hosting, VPS, and domain registration services. They cater to small businesses and entrepreneurs.</text:p>
        </text:list-item>
        <text:list-item>
          <text:p text:style-name="P4"><text:span text:style-name="Strong_20_Emphasis">UK2.net</text:span>: Another popular UK-based provider that offers a range of hosting solutions. UK2.net is known for its competitive pricing and reliable service, appealing to both individuals and small businesses.</text:p>
        </text:list-item>
        <text:list-item>
          <text:p text:style-name="P4"><text:span text:style-name="Strong_20_Emphasis">GoDaddy</text:span>: An international web hosting company that also provides services to UK customers. GoDaddy’s strong brand and extensive marketing budget could make it a challenging competitor for a local startup.</text:p>
        </text:list-item>
      </text:list>
      <text:p text:style-name="Text_20_body"><text:span text:style-name="Strong_20_Emphasis">International Competitors:</text:span></text:p>
      <text:list text:style-name="L5">
        <text:list-item>
          <text:p text:style-name="P5"><text:span text:style-name="Strong_20_Emphasis">Bluehost</text:span>: One of the largest web hosting companies globally. It offers competitive pricing and a wide range of hosting services, including shared hosting, VPS, and managed WordPress hosting.</text:p>
        </text:list-item>
        <text:list-item>
          <text:p text:style-name="P5"><text:span text:style-name="Strong_20_Emphasis">HostGator</text:span>: Another international giant that offers hosting services to UK businesses. HostGator’s extensive online presence and customer support make it a formidable competitor.</text:p>
        </text:list-item>
      </text:list>
      <text:p text:style-name="Text_20_body"><text:span text:style-name="Strong_20_Emphasis">Competitive Edge</text:span>: To compete with these established players, an IT web hosting company in Downham Market can differentiate itself by focusing on:</text:p>
      <text:list text:style-name="L6">
        <text:list-item>
          <text:p text:style-name="P6"><text:span text:style-name="Strong_20_Emphasis">Local Customer Support</text:span>: Offering personalized, local support and building relationships with businesses in the community.</text:p>
        </text:list-item>
        <text:list-item>
          <text:p text:style-name="P6"><text:soft-page-break/><text:span text:style-name="Strong_20_Emphasis">Tailored Hosting Solutions</text:span>: Providing flexible hosting packages designed specifically for small businesses, startups, and local organizations.</text:p>
        </text:list-item>
        <text:list-item>
          <text:p text:style-name="P6"><text:span text:style-name="Strong_20_Emphasis">Affordability</text:span>: Offering competitive pricing tailored to the budgets of small local businesses, especially those in the early stages of establishing their online presence.</text:p>
        </text:list-item>
        <text:list-item>
          <text:p text:style-name="P6"><text:span text:style-name="Strong_20_Emphasis">Website Maintenance &amp; Support</text:span>: Offering ongoing maintenance packages that larger providers may not emphasize, helping businesses with security updates, backups, and troubleshooting.</text:p>
        </text:list-item>
      </text:list>
      <text:p text:style-name="Horizontal_20_Line"/>
      <text:h text:style-name="Heading_20_4" text:outline-level="4"><text:span text:style-name="Strong_20_Emphasis">4. Potential Customer Segments</text:span></text:h>
      <text:p text:style-name="Text_20_body">The potential customers for an IT web hosting company in Downham Market can be broken down into the following key segments:</text:p>
      <text:list text:style-name="L7">
        <text:list-item>
          <text:p text:style-name="P7"><text:span text:style-name="Strong_20_Emphasis">Small &amp; Medium-Sized Enterprises (SMEs)</text:span>:</text:p>
          <text:list>
            <text:list-item>
              <text:p text:style-name="P7"><text:span text:style-name="Strong_20_Emphasis">Industry</text:span>: Retail, food services, agriculture, healthcare, trades (plumbing, electrical, etc.), and personal services.</text:p>
            </text:list-item>
            <text:list-item>
              <text:p text:style-name="P7"><text:span text:style-name="Strong_20_Emphasis">Needs</text:span>: Affordable, reliable hosting with easy-to-manage content management systems (CMS) like WordPress. Most businesses will require a website for customer acquisition, information sharing, and online contact.</text:p>
            </text:list-item>
          </text:list>
        </text:list-item>
        <text:list-item>
          <text:p text:style-name="P7"><text:span text:style-name="Strong_20_Emphasis">E-commerce Businesses</text:span>:</text:p>
          <text:list>
            <text:list-item>
              <text:p text:style-name="P7"><text:span text:style-name="Strong_20_Emphasis">Industry</text:span>: Retailers looking to expand online.</text:p>
            </text:list-item>
            <text:list-item>
              <text:p text:style-name="P7"><text:span text:style-name="Strong_20_Emphasis">Needs</text:span>: Hosting that can support e-commerce platforms (such as WooCommerce, Shopify, or Magento), secure payment gateways, and fast loading times to enhance user experience.</text:p>
            </text:list-item>
          </text:list>
        </text:list-item>
        <text:list-item>
          <text:p text:style-name="P7"><text:span text:style-name="Strong_20_Emphasis">Freelancers &amp; Startups</text:span>:</text:p>
          <text:list>
            <text:list-item>
              <text:p text:style-name="P7"><text:span text:style-name="Strong_20_Emphasis">Industry</text:span>: Designers, developers, photographers, writers, etc.</text:p>
            </text:list-item>
            <text:list-item>
              <text:p text:style-name="P7"><text:span text:style-name="Strong_20_Emphasis">Needs</text:span>: Simple, cost-effective hosting options with email services, easy-to-use website builders, and affordable plans for long-term sustainability.</text:p>
            </text:list-item>
          </text:list>
        </text:list-item>
        <text:list-item>
          <text:p text:style-name="P7"><text:span text:style-name="Strong_20_Emphasis">Nonprofits &amp; Community Groups</text:span>:</text:p>
          <text:list>
            <text:list-item>
              <text:p text:style-name="P7"><text:span text:style-name="Strong_20_Emphasis">Industry</text:span>: Local charities, schools, churches, and community organizations.</text:p>
            </text:list-item>
            <text:list-item>
              <text:p text:style-name="P7"><text:span text:style-name="Strong_20_Emphasis">Needs</text:span>: Low-cost hosting solutions with the ability to update and maintain websites without a dedicated IT team.</text:p>
            </text:list-item>
          </text:list>
        </text:list-item>
        <text:list-item>
          <text:p text:style-name="P7"><text:span text:style-name="Strong_20_Emphasis">Bloggers &amp; Content Creators</text:span>:</text:p>
          <text:list>
            <text:list-item>
              <text:p text:style-name="P7"><text:span text:style-name="Strong_20_Emphasis">Industry</text:span>: Personal blogs, informational websites, and creative content creators.</text:p>
            </text:list-item>
            <text:list-item>
              <text:p text:style-name="P7"><text:span text:style-name="Strong_20_Emphasis">Needs</text:span>: Shared hosting or VPS solutions with an easy-to-use interface and a focus on content management and speed.</text:p>
            </text:list-item>
          </text:list>
        </text:list-item>
      </text:list>
      <text:p text:style-name="Horizontal_20_Line"/>
      <text:h text:style-name="Heading_20_4" text:outline-level="4"><text:soft-page-break/><text:span text:style-name="Strong_20_Emphasis">5. Opportunities and Threats</text:span></text:h>
      <text:p text:style-name="Text_20_body"><text:span text:style-name="Strong_20_Emphasis">Opportunities</text:span>:</text:p>
      <text:list text:style-name="L8">
        <text:list-item>
          <text:p text:style-name="P8"><text:span text:style-name="Strong_20_Emphasis">Local Market Focus</text:span>: By focusing on Downham Market and surrounding areas, you can build a strong local presence and provide personalized customer support, which larger providers often lack.</text:p>
        </text:list-item>
        <text:list-item>
          <text:p text:style-name="P8"><text:span text:style-name="Strong_20_Emphasis">Cloud Hosting Growth</text:span>: Offer scalable and flexible cloud hosting solutions to appeal to businesses looking for cost-effective yet powerful infrastructure.</text:p>
        </text:list-item>
        <text:list-item>
          <text:p text:style-name="P8"><text:span text:style-name="Strong_20_Emphasis">Website Maintenance</text:span>: Many small businesses struggle to maintain their websites. Offering ongoing maintenance as part of your hosting packages could be a strong selling point.</text:p>
        </text:list-item>
      </text:list>
      <text:p text:style-name="Text_20_body"><text:span text:style-name="Strong_20_Emphasis">Threats</text:span>:</text:p>
      <text:list text:style-name="L9">
        <text:list-item>
          <text:p text:style-name="P9"><text:span text:style-name="Strong_20_Emphasis">Established National Competitors</text:span>: Larger providers like 123 Reg and GoDaddy have significant brand recognition and marketing budgets, which can make it difficult for new entrants to compete.</text:p>
        </text:list-item>
        <text:list-item>
          <text:p text:style-name="P9"><text:span text:style-name="Strong_20_Emphasis">Price Competition</text:span>: While offering competitive pricing is important, it could also lead to a race to the bottom in terms of price, where smaller margins make it difficult to sustain high-quality service.</text:p>
        </text:list-item>
      </text:list>
      <text:p text:style-name="Horizontal_20_Line"/>
      <text:h text:style-name="Heading_20_3" text:outline-level="3"><text:span text:style-name="Strong_20_Emphasis">Conclusion:</text:span></text:h>
      <text:p text:style-name="Text_20_body">There is a strong demand for web hosting services in Downham Market, driven by the local business community, entrepreneurs, and startups. While there is competition from larger, national, and international companies, there is still room for a locally focused web hosting company that provides personalized service, competitive pricing, and ongoing maintenance.</text:p>
      <text:p text:style-name="Text_20_body">By targeting the small business sector and providing tailored hosting and support services, your company can carve out a unique position in the market and build long-term relationships with local clien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54:06.852000770</meta:creation-date>
    <dc:date>2025-04-21T15:54:42.448490681</dc:date>
    <meta:editing-duration>PT35S</meta:editing-duration>
    <meta:editing-cycles>1</meta:editing-cycles>
    <meta:document-statistic meta:table-count="0" meta:image-count="0" meta:object-count="0" meta:page-count="4" meta:paragraph-count="61" meta:word-count="1251" meta:character-count="8580" meta:non-whitespace-character-count="7430"/>
    <meta:generator>LibreOffice/24.8.6.2$Linux_X86_64 LibreOffice_project/480$Build-2</meta:generator>
  </office:meta>
</office:document-meta>
</file>